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17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2.2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ffensive Weaponry</text:p>
          </table:table-cell>
          <table:table-cell table:number-columns-repeated="3"/>
          <table:table-cell office:value-type="string" calcext:value-type="string">
            <text:p>w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/>
          <table:table-cell office:value-type="string" calcext:value-type="string">
            <text:p>Melee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teor Gauntlet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ke Dusters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umm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h Dagger</text:p>
          </table:table-cell>
          <table:table-cell office:value-type="string" calcext:value-type="string">
            <text:p>d4+1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umm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d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cimita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, quick</text:p>
          </table:table-cell>
          <table:table-cell office:value-type="string" calcext:value-type="string">
            <text:p>en-rou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ortswor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sword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atsword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u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et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dax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tleax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ataxe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heavy, unwieldy</text:p>
          </table:table-cell>
          <table:table-cell office:value-type="string" calcext:value-type="string">
            <text:p>ampu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a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yfork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ong, unwieldy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lberd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ong, heavy, unwieldy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scyth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ong, unwieldy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n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lu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/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ail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hamme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versatile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ullwhip / Traditiona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long, flexible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-o-nines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hipsta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cross-lock grab</text:p>
          </table:table-cell>
        </table:table-row>
        <table:table-row table:style-name="ro1">
          <table:table-cell/>
          <table:table-cell office:value-type="string" calcext:value-type="string">
            <text:p>Ranged (Mundane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unai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, quick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uriken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, light, quick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wing Dart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, light, quick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wing Ax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thrown, l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wing Kni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, light, quick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as</text:p>
          </table:table-cell>
          <table:table-cell/>
          <table:table-cell office:value-type="string" calcext:value-type="string">
            <text:p>bludgeoning</text:p>
          </table:table-cell>
          <table:table-cell office:value-type="string" calcext:value-type="string">
            <text:p>thrown, light, flexible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omerang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 / Launc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ng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ort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atbow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su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urve 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quick</text:p>
          </table:table-cell>
          <table:table-cell office:value-type="string" calcext:value-type="string">
            <text:p>cross-lock g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tol Cross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, light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oss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</text:p>
          </table:table-cell>
          <table:table-cell office:value-type="string" calcext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vy Crossbow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, heavy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eating Cross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llet Crossbo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ffsling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cross-lock gra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d-ba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teor Hamme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ying Cla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pe Dart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pointt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ege / Stationar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ragonhunter Bow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pult (siege)</text:p>
          </table:table-cell>
          <table:table-cell office:value-type="string" calcext:value-type="string">
            <text:p>5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, load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tapult (home-defense)</text:p>
          </table:table-cell>
          <table:table-cell office:value-type="string" calcext:value-type="string">
            <text:p>3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load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buchet (siege)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, load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buchet (home-defense)</text:p>
          </table:table-cell>
          <table:table-cell office:value-type="string" calcext:value-type="string">
            <text:p>4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load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buchet (home-defense, repeating)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lista (siege)</text:p>
          </table:table-cell>
          <table:table-cell office:value-type="string" calcext:value-type="string">
            <text:p>5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, load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lista (home-defense)</text:p>
          </table:table-cell>
          <table:table-cell office:value-type="string" calcext:value-type="string">
            <text:p>4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ybolos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r-répétitif, Pellet</text:p>
          </table:table-cell>
          <table:table-cell office:value-type="string" calcext:value-type="string">
            <text:p>2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/>
          <table:table-cell office:value-type="string" calcext:value-type="string">
            <text:p>Ranged (Special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urandurm Pellet Gu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ortbla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b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blaste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pointt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ickhold Blaster</text:p>
          </table:table-cell>
          <table:table-cell office:value-type="string" calcext:value-type="string">
            <text:p>2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swee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tter Blaster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scat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tterhold Blaster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scat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wn (special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ummpo Jar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ti-Armor Grenade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rapnel Grenade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ce Grenade</text:p>
          </table:table-cell>
          <table:table-cell office:value-type="string" calcext:value-type="string">
            <text:p>10' area, 1 min duration. Enter/begin: CON DC14 &gt; No bonus action</text:p>
          </table:table-cell>
          <table:table-cell/>
          <table:table-cell office:value-type="string" calcext:value-type="string">
            <text:p>thrown, wind-suscepti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nk Jar</text:p>
          </table:table-cell>
          <table:table-cell office:value-type="string" calcext:value-type="string">
            <text:p>15' area, 1 min duration. Enter/begin: CON DC15 &gt; No action</text:p>
          </table:table-cell>
          <table:table-cell/>
          <table:table-cell office:value-type="string" calcext:value-type="string">
            <text:p>thrown, wind-succeptable, ignat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ll-gas Grenade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necrotic</text:p>
          </table:table-cell>
          <table:table-cell office:value-type="string" calcext:value-type="string">
            <text:p>thrown, wind-succeptab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al Immolation Grenade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rown, metal-attunement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22:23:15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2T20:30:02.343000000</meta:creation-date>
    <dc:date>2022-07-27T23:03:59.395000000</dc:date>
    <meta:editing-duration>PT13H30M46S</meta:editing-duration>
    <meta:editing-cycles>6</meta:editing-cycles>
    <meta:generator>LibreOffice/6.4.2.2$Windows_X86_64 LibreOffice_project/4e471d8c02c9c90f512f7f9ead8875b57fcb1ec3</meta:generator>
    <meta:document-statistic meta:table-count="1" meta:cell-count="338" meta:object-count="0"/>
  </office:meta>
</office:document-meta>
</file>